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8.059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9.484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571cm"/>
    </style:style>
    <style:style style:name="co11" style:family="table-column">
      <style:table-column-properties fo:break-before="auto" style:column-width="7.788cm"/>
    </style:style>
    <style:style style:name="co12" style:family="table-column">
      <style:table-column-properties fo:break-before="auto" style:column-width="6.045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5.2cm"/>
    </style:style>
    <style:style style:name="co15" style:family="table-column">
      <style:table-column-properties fo:break-before="auto" style:column-width="5.554cm"/>
    </style:style>
    <style:style style:name="co16" style:family="table-column">
      <style:table-column-properties fo:break-before="auto" style:column-width="6.699cm"/>
    </style:style>
    <style:style style:name="co17" style:family="table-column">
      <style:table-column-properties fo:break-before="auto" style:column-width="8.087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8.932cm"/>
    </style:style>
    <style:style style:name="co20" style:family="table-column">
      <style:table-column-properties fo:break-before="auto" style:column-width="8.414cm"/>
    </style:style>
    <style:style style:name="co21" style:family="table-column">
      <style:table-column-properties fo:break-before="auto" style:column-width="7.978cm"/>
    </style:style>
    <style:style style:name="co22" style:family="table-column">
      <style:table-column-properties fo:break-before="auto" style:column-width="8.959cm"/>
    </style:style>
    <style:style style:name="co23" style:family="table-column">
      <style:table-column-properties fo:break-before="auto" style:column-width="8.74cm"/>
    </style:style>
    <style:style style:name="co24" style:family="table-column">
      <style:table-column-properties fo:break-before="auto" style:column-width="6.916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6.835cm"/>
    </style:style>
    <style:style style:name="co27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e65100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e0f2f1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a5d6a7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9cfb5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92e285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f2cbf8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dc85e9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ab91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2" style:family="table-cell" style:parent-style-name="Default">
      <style:table-cell-properties fo:background-color="#aadcf7"/>
    </style:style>
    <style:style style:name="ce203" style:family="table-cell" style:parent-style-name="Default">
      <style:table-cell-properties fo:background-color="#ec9ba4"/>
    </style:style>
    <style:style style:name="ce100" style:family="table-cell" style:parent-style-name="Default">
      <style:table-cell-properties fo:background-color="#ccf4c6"/>
    </style:style>
    <style:style style:name="ce133" style:family="table-cell" style:parent-style-name="Default">
      <style:table-cell-properties fo:background-color="#fde9a9"/>
    </style:style>
    <style:style style:name="ce198" style:family="table-cell" style:parent-style-name="Default">
      <style:table-cell-properties fo:background-color="#ffffd7"/>
    </style:style>
    <style:style style:name="ce9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ffccbc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92e285"/>
    </style:style>
    <style:style style:name="ce21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1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ff7043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b3e5fc" style:text-align-source="fix" style:repeat-content="false"/>
      <style:paragraph-properties fo:text-align="center" fo:margin-left="0cm"/>
    </style:style>
    <style:style style:name="ce221" style:family="table-cell" style:parent-style-name="Default">
      <style:table-cell-properties fo:background-color="#92e285"/>
      <style:text-properties fo:color="#ccf4c6"/>
    </style:style>
    <style:style style:name="ce225" style:family="table-cell" style:parent-style-name="Default">
      <style:table-cell-properties fo:background-color="#2cee0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92e285"/>
    </style:style>
    <style:style style:name="ce227" style:family="table-cell" style:parent-style-name="Default">
      <style:table-cell-properties fo:background-color="#e57373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09e6f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f09e6f"/>
    </style:style>
    <style:style style:name="ce23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fo:background-color="#cfd8dc" style:text-align-source="fix" style:repeat-content="false"/>
      <style:paragraph-properties fo:text-align="center" fo:margin-left="0cm"/>
    </style:style>
    <style:style style:name="ce234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43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f176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dd835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15" style:family="table-cell" style:parent-style-name="Default">
      <style:table-cell-properties fo:background-color="#fff59d" style:text-align-source="fix" style:repeat-content="false"/>
      <style:paragraph-properties fo:text-align="center" fo:margin-left="0cm"/>
    </style:style>
    <style:style style:name="ce231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32" style:family="table-cell" style:parent-style-name="Default">
      <style:table-cell-properties fo:background-color="#e0c2cd"/>
    </style:style>
    <style:style style:name="ce252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dcedc8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40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41" style:family="table-cell" style:parent-style-name="Default">
      <style:table-cell-properties fo:background-color="#dee7e5"/>
    </style:style>
    <style:style style:name="ce257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5cd53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54f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fc5c00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color="#ff3838"/>
    </style:style>
    <style:style style:name="ce237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38" style:family="table-cell" style:parent-style-name="Default">
      <style:table-cell-properties fo:background-color="#c8e6c9" style:text-align-source="fix" style:repeat-content="false"/>
      <style:paragraph-properties fo:text-align="center" fo:margin-left="0cm"/>
    </style:style>
    <style:style style:name="ce239" style:family="table-cell" style:parent-style-name="Default">
      <style:table-cell-properties fo:background-color="#ffecb3" style:text-align-source="fix" style:repeat-content="false"/>
      <style:paragraph-properties fo:text-align="center" fo:margin-left="0cm"/>
    </style:style>
    <style:style style:name="ce264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</table:table-row>
      </table:table>
      <table:table table:name="Algebra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table:style-name="ce65" office:value-type="string" calcext:value-type="string">
            <text:p>A – J</text:p>
          </table:table-cell>
          <table:table-cell table:style-name="ce65" office:value-type="string" calcext:value-type="string">
            <text:p>J - P</text:p>
          </table:table-cell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136"/>
        </table:table-row>
        <table:table-row table:style-name="ro1">
          <table:table-cell table:style-name="ce67" office:value-type="string" calcext:value-type="string">
            <text:p>A – I</text:p>
          </table:table-cell>
          <table:table-cell table:style-name="ce67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bstract_algebra" xlink:type="simple">Abstract algebra</text:a> - Other</text:p>
          </table:table-cell>
          <table:covered-table-cell table:style-name="ce136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table:style-name="ce136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table:style-name="ce136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table:style-name="ce136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table:style-name="ce136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Invariant_theory" xlink:type="simple">Invariant theo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/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Finite_group" xlink:type="simple">Finite group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office:value-type="string" calcext:value-type="string">
            <text:p><text:a xlink:href="https://en.wikipedia.org/wiki/Trichotomy_theorem" xlink:type="simple">Tr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office:value-type="string" calcext:value-type="string">
            <text:p><text:a xlink:href="https://en.wikipedia.org/wiki/Walter_theorem" xlink:type="simple">Wal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office:value-type="string" calcext:value-type="string">
            <text:p><text:a xlink:href="https://en.wikipedia.org/wiki/Z*_theorem" xlink:type="simple">Z*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office:value-type="string" calcext:value-type="string">
            <text:p><text:a xlink:href="https://en.wikipedia.org/wiki/ZJ_theorem" xlink:type="simple">ZJ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/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table:style-name="ce78" office:value-type="string" calcext:value-type="string">
            <text:p>A – G</text:p>
          </table:table-cell>
          <table:table-cell table:style-name="ce78" office:value-type="string" calcext:value-type="string">
            <text:p>H – L</text:p>
          </table:table-cell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Commutative_algebra" xlink:type="simple">Commutative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</table:table-row>
        <table:table-row table:style-name="ro1">
          <table:table-cell table:style-name="ce80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80" office:value-type="string" calcext:value-type="string">
            <text:p><text:a xlink:href="https://en.wikipedia.org/wiki/Algebraic_surface" xlink:type="simple">Algebraic Surfaces</text:a></text:p>
          </table:covered-table-cell>
        </table:table-row>
        <table:table-row table:style-name="ro1">
          <table:table-cell table:style-name="ce80" office:value-type="string" calcext:value-type="string">
            <text:p>C – N</text:p>
          </table:table-cell>
          <table:table-cell table:style-name="ce80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/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Algebraic_curve" xlink:type="simple">Algebraic curves</text:a></text:p>
          </table:table-cell>
          <table:covered-table-cell table:style-name="ce73"/>
        </table:table-row>
        <table:table-row table:style-name="ro1">
          <table:table-cell table:style-name="ce85" office:value-type="string" calcext:value-type="string">
            <text:p>B -C</text:p>
          </table:table-cell>
          <table:table-cell table:style-name="ce85" office:value-type="string" calcext:value-type="string">
            <text:p>C - W</text:p>
          </table:table-cell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office:value-type="string" calcext:value-type="string">
            <text:p><text:a xlink:href="https://en.wikipedia.org/wiki/Weber%27s_theorem" xlink:type="simple">Weber's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–Roch_theorem" xlink:type="simple">Riemann–Ro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/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Group_theory" xlink:type="simple">Group theory</text:a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B – J</text:p>
          </table:table-cell>
          <table:table-cell table:style-name="ce99" office:value-type="string" calcext:value-type="string">
            <text:p>J – S</text:p>
          </table:table-cell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office:value-type="string" calcext:value-type="string">
            <text:p><text:a xlink:href="https://en.wikipedia.org/wiki/Jordan–Schur_theorem" xlink:type="simple">Jordan–Sch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office:value-type="string" calcext:value-type="string">
            <text:p><text:a xlink:href="https://en.wikipedia.org/wiki/Rédei%27s_theorem" xlink:type="simple">Réde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office:value-type="string" calcext:value-type="string">
            <text:p><text:a xlink:href="https://en.wikipedia.org/wiki/Sylow_theorems" xlink:type="simple">Sylow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/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Group_theory" xlink:type="simple">Group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table:style-name="ce169"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Geometric_group_theory" xlink:type="simple">Geometric group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Tits_alternative" xlink:type="simple">Tits alternativ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table:style-name="ce169" office:value-type="string" calcext:value-type="string">
            <text:p><text:a xlink:href="https://en.wikipedia.org/wiki/Free_group" xlink:type="simple">Free group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ing_theory" xlink:type="simple">R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office:value-type="string" calcext:value-type="string">
            <text:p><text:a xlink:href="https://en.wikipedia.org/wiki/Levitzky%27s_theorem" xlink:type="simple">Levitz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office:value-type="string" calcext:value-type="string">
            <text:p><text:a xlink:href="https://en.wikipedia.org/wiki/Regev%27s_theorem" xlink:type="simple">Rege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</table:table-row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Linear_algebra" xlink:type="simple">Linear algebra</text:a>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table:style-name="ce101" office:value-type="string" calcext:value-type="string">
            <text:p>A – F</text:p>
          </table:table-cell>
          <table:table-cell table:style-name="ce101" office:value-type="string" calcext:value-type="string">
            <text:p>I – R</text:p>
          </table:table-cell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office:value-type="string" calcext:value-type="string">
            <text:p><text:a xlink:href="https://en.wikipedia.org/wiki/Principal_axis_theorem" xlink:type="simple">Principa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office:value-type="string" calcext:value-type="string">
            <text:p><text:a xlink:href="https://en.wikipedia.org/wiki/Rank–nullity_theorem" xlink:type="simple">Rank–nul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</table:table-row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Linear_algebra" xlink:type="simple">Linear algebra</text:a> - Other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table:style-name="ce174"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table:style-name="ce174" office:value-type="string" calcext:value-type="string">
            <text:p><text:a xlink:href="https://en.wikipedia.org/wiki/Determinants" xlink:type="simple">Determinants</text:a>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<text:a xlink:href="https://en.wikipedia.org/wiki/Lie_algebra" xlink:type="simple">Li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office:value-type="string" calcext:value-type="string">
            <text:p><text:a xlink:href="https://en.wikipedia.org/wiki/Lie%27s_theorem" xlink:type="simple">L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Matrix_(mathematics)" xlink:type="simple">Matrix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office:value-type="string" calcext:value-type="string">
            <text:p><text:a xlink:href="https://en.wikipedia.org/wiki/Sinkhorn%27s_theorem" xlink:type="simple">Sinkhor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office:value-type="string" calcext:value-type="string">
            <text:p><text:a xlink:href="https://en.wikipedia.org/wiki/Specht%27s_theorem" xlink:type="simple">Specht's theorem</text:a></text:p>
          </table:table-cell>
        </table:table-row>
        <table:table-row table:style-name="ro1">
          <table:table-cell table:style-name="ce82" office:value-type="string" calcext:value-type="string" table:number-columns-spanned="2" table:number-rows-spanned="1">
            <text:p><text:a xlink:href="https://en.wikipedia.org/wiki/Polynomials" xlink:type="simple">Polynomial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/>
        </table:table-row>
        <table:table-row table:style-name="ro1">
          <table:table-cell table:style-name="ce84" office:value-type="string" calcext:value-type="string" table:number-columns-spanned="2" table:number-rows-spanned="1">
            <text:p><text:a xlink:href="https://en.wikipedia.org/wiki/Quadratic_forms" xlink:type="simple">Quadratic 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office:value-type="string" calcext:value-type="string">
            <text:p><text:a xlink:href="https://en.wikipedia.org/wiki/Vieta%27s_formulas" xlink:type="simple">Vieta's formul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office:value-type="string" calcext:value-type="string">
            <text:p><text:a xlink:href="https://en.wikipedia.org/wiki/Witt%27s_theorem" xlink:type="simple">Witt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lgebraic_analysis" xlink:type="simple">Algebraic analysis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lgebra" xlink:type="simple">Algebra</text:a> - Other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table:style-name="ce136"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table:style-name="ce136"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table:style-name="ce136"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table:style-name="ce136"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table:style-name="ce136" office:value-type="string" calcext:value-type="string">
            <text:p><text:a xlink:href="https://en.wikipedia.org/wiki/Boolean_algebra_(logic)" xlink:type="simple">Boolean algebra</text:a></text:p>
          </table:table-cell>
        </table:table-row>
      </table:table>
      <table:table table:name="Analysis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09" office:value-type="string" calcext:value-type="string" table:number-columns-spanned="2" table:number-rows-spanned="1">
            <text:p><text:a xlink:href="https://en.wikipedia.org/wiki/Mathematical_analysis" xlink:type="simple">Mathematical Analysis</text:a></text:p>
          </table:table-cell>
          <table:covered-table-cell/>
        </table:table-row>
        <table:table-row table:style-name="ro1">
          <table:table-cell table:style-name="ce109" office:value-type="string" calcext:value-type="string">
            <text:p>A – H</text:p>
          </table:table-cell>
          <table:table-cell table:style-name="ce109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office:value-type="string" calcext:value-type="string">
            <text:p><text:a xlink:href="https://en.wikipedia.org/wiki/Increment_theorem" xlink:type="simple">Incr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office:value-type="string" calcext:value-type="string">
            <text:p><text:a xlink:href="https://en.wikipedia.org/wiki/Nash–Moser_theorem" xlink:type="simple">Nash–Moser theorem</text:a></text:p>
          </table:table-cell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office:value-type="string" calcext:value-type="string">
            <text:p><text:a xlink:href="https://en.wikipedia.org/wiki/Rademacher%27s_theorem" xlink:type="simple">Rademac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office:value-type="string" calcext:value-type="string">
            <text:p><text:a xlink:href="https://en.wikipedia.org/wiki/Squeeze_theorem" xlink:type="simple">Squeez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office:value-type="string" calcext:value-type="string">
            <text:p><text:a xlink:href="https://en.wikipedia.org/wiki/Stirling%27s_theorem" xlink:type="simple">Stirl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office:value-type="string" calcext:value-type="string">
            <text:p><text:a xlink:href="https://en.wikipedia.org/wiki/Szegő_limit_theorems" xlink:type="simple">Szegő limit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/>
        </table:table-row>
        <table:table-row table:style-name="ro1">
          <table:table-cell table:style-name="ce109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table:style-name="ce175"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table:style-name="ce175"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table:style-name="ce175"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table:style-name="ce175" office:value-type="string" calcext:value-type="string">
            <text:p><text:a xlink:href="https://en.wikipedia.org/wiki/Gamma_function" xlink:type="simple">Gamma function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Calculus" xlink:type="simple">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office:value-type="string" calcext:value-type="string">
            <text:p><text:a xlink:href="https://en.wikipedia.org/wiki/Rolle%27s_theorem" xlink:type="simple">Rol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office:value-type="string" calcext:value-type="string">
            <text:p><text:a xlink:href="https://en.wikipedia.org/wiki/Taylor%27s_theorem" xlink:type="simple">Taylo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/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office:value-type="string" calcext:value-type="string">
            <text:p><text:a xlink:href="https://en.wikipedia.org/wiki/Green%27s_theorem" xlink:type="simple">Gre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table:style-name="ce197"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a xlink:href="https://en.wikipedia.org/wiki/Calculus_of_variations" xlink:type="simple">Calculus of vari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Mountain_pass_theorem" xlink:type="simple">Mountain pass theorem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Differential_equations" xlink:type="simple">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Differential_equations" xlink:type="simple">Differential equation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table:style-name="ce202" office:value-type="string" calcext:value-type="string">
            <text:p><text:a xlink:href="https://en.wikipedia.org/wiki/Differential_operator" xlink:type="simple">Differential operators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Ordinary_differential_equations" xlink:type="simple">Ordinary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/>
        </table:table-row>
        <table:table-row table:style-name="ro1">
          <table:table-cell table:style-name="ce93" office:value-type="string" calcext:value-type="string" table:number-columns-spanned="2" table:number-rows-spanned="1">
            <text:p><text:a xlink:href="https://en.wikipedia.org/wiki/Partial_differential_equation" xlink:type="simple">Partial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office:value-type="string" calcext:value-type="string">
            <text:p><text:a xlink:href="https://en.wikipedia.org/wiki/Lax–Milgram_theorem" xlink:type="simple">Lax–Mil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</table:table-row>
        <table:table-row table:style-name="ro1">
          <table:table-cell table:style-name="ce120" office:value-type="string" calcext:value-type="string" table:number-columns-spanned="2" table:number-rows-spanned="1">
            <text:p><text:a xlink:href="https://en.wikipedia.org/wiki/Category:Elliptic_partial_differential_equations" xlink:type="simple">Elliptic partial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table:style-name="ce203"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</table:table-row>
        <table:table-row table:style-name="ro1">
          <table:table-cell table:style-name="ce108" office:value-type="string" calcext:value-type="string" table:number-columns-spanned="2" table:number-rows-spanned="1">
            <text:p><text:a xlink:href="https://en.wikipedia.org/wiki/Measure_theory" xlink:type="simple">Measure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office:value-type="string" calcext:value-type="string">
            <text:p><text:a xlink:href="https://en.wikipedia.org/wiki/Kōmura%27s_theorem" xlink:type="simple">Kōmu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office:value-type="string" calcext:value-type="string">
            <text:p><text:a xlink:href="https://en.wikipedia.org/wiki/Monotone_class_theorem" xlink:type="simple">Monotone cl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office:value-type="string" calcext:value-type="string">
            <text:p><text:a xlink:href="https://en.wikipedia.org/wiki/Prokhorov%27s_theorem" xlink:type="simple">Prokhor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office:value-type="string" calcext:value-type="string">
            <text:p><text:a xlink:href="https://en.wikipedia.org/wiki/Steinhaus_theorem" xlink:type="simple">Stei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office:value-type="string" calcext:value-type="string">
            <text:p><text:a xlink:href="https://en.wikipedia.org/wiki/Vitali_set" xlink:type="simple">Vita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office:value-type="string" calcext:value-type="string">
            <text:p><text:a xlink:href="https://en.wikipedia.org/wiki/Peter–Weyl_theorem" xlink:type="simple">Peter–Wey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office:value-type="string" calcext:value-type="string">
            <text:p><text:a xlink:href="https://en.wikipedia.org/wiki/Schur%27s_lemma" xlink:type="simple">Schur's lemm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Group_representation" xlink:type="simple">Group represent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office:value-type="string" calcext:value-type="string">
            <text:p><text:a xlink:href="https://en.wikipedia.org/wiki/Heine–Borel_theorem" xlink:type="simple">Heine–Bo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office:value-type="string" calcext:value-type="string">
            <text:p><text:a xlink:href="https://en.wikipedia.org/wiki/Luzin%27s_theorem" xlink:type="simple">Luz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office:value-type="string" calcext:value-type="string">
            <text:p><text:a xlink:href="https://en.wikipedia.org/wiki/Zahorski_theorem" xlink:type="simple">Zahorski theorem</text:a></text:p>
          </table:table-cell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</table:table-row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Fourier_analysis" xlink:type="simple">Fourier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office:value-type="string" calcext:value-type="string">
            <text:p><text:a xlink:href="https://en.wikipedia.org/wiki/Plancherel_theorem" xlink:type="simple">Planche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2" table:number-rows-spanned="1">
            <text:p><text:a xlink:href="https://en.wikipedia.org/wiki/Fourier_transform" xlink:type="simple">Fourier trans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office:value-type="string" calcext:value-type="string">
            <text:p><text:a xlink:href="https://en.wikipedia.org/wiki/Paley–Wiener_theorem" xlink:type="simple">Paley–Wiener theorem</text:a></text:p>
          </table:table-cell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Harmonic_analysis" xlink:type="simple">Harmonic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Series_(mathematics)" xlink:type="simple">Mathematical seri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office:value-type="string" calcext:value-type="string">
            <text:p><text:a xlink:href="https://en.wikipedia.org/wiki/Riemann_series_theorem" xlink:type="simple">Riemann seri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Series_(mathematics)" xlink:type="simple">Mathematical serie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table:style-name="ce133" office:value-type="string" calcext:value-type="string">
            <text:p><text:a xlink:href="https://en.wikipedia.org/wiki/Asymptotic_analysis" xlink:type="simple">Asymptotic analysis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</table:table-row>
        <table:table-row table:style-name="ro1">
          <table:table-cell table:style-name="ce131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table:style-name="ce198" office:value-type="string" calcext:value-type="string">
            <text:p><text:a xlink:href="https://en.wikipedia.org/wiki/Singularity_theory" xlink:type="simple">Singular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table:style-name="ce198" office:value-type="string" calcext:value-type="string">
            <text:p><text:a xlink:href="https://en.wikipedia.org/wiki/Continued_fraction" xlink:type="simple">Continued fraction</text:a></text:p>
          </table:table-cell>
        </table:table-row>
      </table:table>
      <table:table table:name="Applied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Control_theory" xlink:type="simple">Contro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Probability" xlink:type="simple">Probabilit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office:value-type="string" calcext:value-type="string">
            <text:p><text:a xlink:href="https://en.wikipedia.org/wiki/Poisson_limit_theorem" xlink:type="simple">Poisson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office:value-type="string" calcext:value-type="string">
            <text:p><text:a xlink:href="https://en.wikipedia.org/wiki/Raikov%27s_theorem" xlink:type="simple">Raik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office:value-type="string" calcext:value-type="string">
            <text:p><text:a xlink:href="https://en.wikipedia.org/wiki/Cox%27s_theorem" xlink:type="simple">Cox's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97" office:value-type="string" calcext:value-type="string" table:number-columns-spanned="2" table:number-rows-spanned="1">
            <text:p><text:a xlink:href="https://en.wikipedia.org/wiki/Statistics" xlink:type="simple">Statist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office:value-type="string" calcext:value-type="string">
            <text:p><text:a xlink:href="https://en.wikipedia.org/wiki/Gauss–Markov_theorem" xlink:type="simple">Gauss–Markov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office:value-type="string" calcext:value-type="string">
            <text:p><text:a xlink:href="https://en.wikipedia.org/wiki/Sklar%27s_theorem" xlink:type="simple">Skla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office:value-type="string" calcext:value-type="string">
            <text:p><text:a xlink:href="https://en.wikipedia.org/wiki/Wold%27s_theorem" xlink:type="simple">Wold's theorem</text:a></text:p>
          </table:table-cell>
        </table:table-row>
        <table:table-row table:style-name="ro1">
          <table:table-cell table:style-name="ce97" office:value-type="string" calcext:value-type="string" table:number-columns-spanned="2" table:number-rows-spanned="1">
            <text:p><text:a xlink:href="https://en.wikipedia.org/wiki/Statistics" xlink:type="simple">Statistic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table:style-name="ce193" office:value-type="string" calcext:value-type="string">
            <text:p><text:a xlink:href="https://en.wikipedia.org/wiki/Extreme_value_theory" xlink:type="simple">Extreme value theory</text:a></text:p>
          </table:table-cell>
        </table:table-row>
        <table:table-row table:style-name="ro1">
          <table:table-cell table:style-name="ce98" office:value-type="string" calcext:value-type="string" table:number-columns-spanned="2" table:number-rows-spanned="1">
            <text:p><text:a xlink:href="https://en.wikipedia.org/wiki/Probability_theory" xlink:type="simple">Probabil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office:value-type="string" calcext:value-type="string">
            <text:p><text:a xlink:href="https://en.wikipedia.org/wiki/Maxwell%27s_theorem" xlink:type="simple">Maxw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office:value-type="string" calcext:value-type="string">
            <text:p><text:a xlink:href="https://en.wikipedia.org/wiki/Slutsky%27s_theorem" xlink:type="simple">Sluts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/>
        </table:table-row>
        <table:table-row table:style-name="ro1">
          <table:table-cell table:style-name="ce121" office:value-type="string" calcext:value-type="string" table:number-columns-spanned="2" table:number-rows-spanned="1">
            <text:p><text:a xlink:href="https://en.wikipedia.org/wiki/Stochastic_processes" xlink:type="simple">Stochastic process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office:value-type="string" calcext:value-type="string">
            <text:p><text:a xlink:href="https://en.wikipedia.org/wiki/Girsanov%27s_theorem" xlink:type="simple">Girsa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office:value-type="string" calcext:value-type="string">
            <text:p><text:a xlink:href="https://en.wikipedia.org/wiki/Schilder%27s_theorem" xlink:type="simple">Schil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/>
        </table:table-row>
        <table:table-row table:style-name="ro1">
          <table:table-cell table:style-name="ce122" office:value-type="string" calcext:value-type="string" table:number-columns-spanned="2" table:number-rows-spanned="1">
            <text:p><text:a xlink:href="https://en.wikipedia.org/wiki/Economics" xlink:type="simple">Econom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office:value-type="string" calcext:value-type="string">
            <text:p><text:a xlink:href="https://en.wikipedia.org/wiki/Holmström%27s_theorem" xlink:type="simple">Holm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office:value-type="string" calcext:value-type="string">
            <text:p><text:a xlink:href="https://en.wikipedia.org/wiki/No-trade_theorem" xlink:type="simple">No-trad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office:value-type="string" calcext:value-type="string">
            <text:p><text:a xlink:href="https://en.wikipedia.org/wiki/Rybczynski_theorem" xlink:type="simple">Rybczyn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office:value-type="string" calcext:value-type="string">
            <text:p><text:a xlink:href="https://en.wikipedia.org/wiki/Topkis%27s_theorem" xlink:type="simple">Topkis's theorem</text:a></text:p>
          </table:table-cell>
        </table:table-row>
        <table:table-row table:style-name="ro1">
          <table:table-cell table:style-name="ce122" office:value-type="string" calcext:value-type="string" table:number-columns-spanned="2" table:number-rows-spanned="1">
            <text:p><text:a xlink:href="https://en.wikipedia.org/wiki/Economics" xlink:type="simple">Economic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table:style-name="ce139" office:value-type="string" calcext:value-type="string">
            <text:p><text:a xlink:href="https://en.wikipedia.org/wiki/Finance_theory" xlink:type="simple">Finan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table:style-name="ce139"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table:style-name="ce139"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table:style-name="ce100" office:value-type="string" calcext:value-type="string">
            <text:p><text:a xlink:href="https://en.wikipedia.org/wiki/Biology" xlink:type="simple">Bi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</table:table>
      <table:table table:name="Complex analysis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18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218" office:value-type="string" calcext:value-type="string">
            <text:p>A – I</text:p>
          </table:table-cell>
          <table:table-cell table:style-name="ce218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218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Discrete Theorem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screte_mathematics" xlink:type="simple">Discrete mathemat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/>
        </table:table-row>
        <table:table-row table:style-name="ro1">
          <table:table-cell table:style-name="ce219" office:value-type="string" calcext:value-type="string" table:number-columns-spanned="2" table:number-rows-spanned="1">
            <text:p><text:a xlink:href="https://en.wikipedia.org/wiki/Combinatorics" xlink:type="simple">Combinatorics</text:a></text:p>
          </table:table-cell>
          <table:covered-table-cell/>
        </table:table-row>
        <table:table-row table:style-name="ro1">
          <table:table-cell table:style-name="ce219" office:value-type="string" calcext:value-type="string">
            <text:p>A – K</text:p>
          </table:table-cell>
          <table:table-cell table:style-name="ce219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office:value-type="string" calcext:value-type="string">
            <text:p><text:a xlink:href="https://en.wikipedia.org/wiki/Sperner%27s_theorem" xlink:type="simple">Sper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office:value-type="string" calcext:value-type="string">
            <text:p><text:a xlink:href="https://en.wikipedia.org/wiki/Star_of_David_theorem" xlink:type="simple">Star of Davi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office:value-type="string" calcext:value-type="string">
            <text:p><text:a xlink:href="https://en.wikipedia.org/wiki/Szemerédi%27s_theorem" xlink:type="simple">Szemeréd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/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ombinatorics" xlink:type="simple">Combinatorics</text:a></text:span><text:span text:style-name="T2"> - </text:span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table:style-name="ce221" office:value-type="string" calcext:value-type="string">
            <text:p><text:a xlink:href="https://en.wikipedia.org/wiki/Combinatorial_game_theory" xlink:type="simple">Combinatorial gam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table:style-name="ce90"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table:style-name="ce90" office:value-type="string" calcext:value-type="string">
            <text:p><text:a xlink:href="https://en.wikipedia.org/wiki/Enumerative_combinatorics" xlink:type="simple">Enumerative combinatorics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amsey_theory" xlink:type="simple">Ramse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office:value-type="string" calcext:value-type="string">
            <text:p><text:a xlink:href="https://en.wikipedia.org/wiki/Schur%27s_theorem" xlink:type="simple">Schu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Graph_theory" xlink:type="simple">Graph theory</text:a></text:p>
          </table:table-cell>
          <table:covered-table-cell/>
        </table:table-row>
        <table:table-row table:style-name="ro1">
          <table:table-cell table:style-name="ce209" office:value-type="string" calcext:value-type="string">
            <text:p>B – K</text:p>
          </table:table-cell>
          <table:table-cell table:style-name="ce209" office:value-type="string" calcext:value-type="string">
            <text:p>M – W</text:p>
          </table:table-cell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office:value-type="string" calcext:value-type="string">
            <text:p><text:a xlink:href="https://en.wikipedia.org/wiki/Menger%27s_theorem" xlink:type="simple">Me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office:value-type="string" calcext:value-type="string">
            <text:p><text:a xlink:href="https://en.wikipedia.org/wiki/Mycielski%27s_theorem" xlink:type="simple">Mycielsk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office:value-type="string" calcext:value-type="string">
            <text:p><text:a xlink:href="https://en.wikipedia.org/wiki/Ore%27s_theorem" xlink:type="simple">Or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office:value-type="string" calcext:value-type="string">
            <text:p><text:a xlink:href="https://en.wikipedia.org/wiki/Perfect_graph_theorem" xlink:type="simple">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office:value-type="string" calcext:value-type="string">
            <text:p><text:a xlink:href="https://en.wikipedia.org/wiki/Perlis_theorem" xlink:type="simple">Perl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office:value-type="string" calcext:value-type="string">
            <text:p><text:a xlink:href="https://en.wikipedia.org/wiki/Robbins_theorem" xlink:type="simple">Robbin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office:value-type="string" calcext:value-type="string">
            <text:p><text:a xlink:href="https://en.wikipedia.org/wiki/Schnyder%27s_theorem" xlink:type="simple">Schny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office:value-type="string" calcext:value-type="string">
            <text:p><text:a xlink:href="https://en.wikipedia.org/wiki/Schwenk%27s_theorem" xlink:type="simple">Schwen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office:value-type="string" calcext:value-type="string">
            <text:p><text:a xlink:href="https://en.wikipedia.org/wiki/Steinitz_theorem" xlink:type="simple">Stein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office:value-type="string" calcext:value-type="string">
            <text:p><text:a xlink:href="https://en.wikipedia.org/wiki/Turán%27s_theorem" xlink:type="simple">Turá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office:value-type="string" calcext:value-type="string">
            <text:p><text:a xlink:href="https://en.wikipedia.org/wiki/Tutte_theorem" xlink:type="simple">Tutt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office:value-type="string" calcext:value-type="string">
            <text:p><text:a xlink:href="https://en.wikipedia.org/wiki/Wagner%27s_theorem" xlink:type="simple">Wag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/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Graph_theory" xlink:type="simple">Graph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<text:a xlink:href="https://en.wikipedia.org/wiki/Order_theory" xlink:type="simple">Ord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office:value-type="string" calcext:value-type="string">
            <text:p><text:a xlink:href="https://en.wikipedia.org/wiki/Pasch%27s_theorem" xlink:type="simple">Pas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/>
        </table:table-row>
        <table:table-row table:style-name="ro1">
          <table:table-cell table:style-name="ce88" office:value-type="string" calcext:value-type="string" table:number-columns-spanned="2" table:number-rows-spanned="1">
            <text:p><text:a xlink:href="https://en.wikipedia.org/wiki/Game_theory" xlink:type="simple">Game theory</text:a></text:p>
          </table:table-cell>
          <table:covered-table-cell table:style-name="ce163" office:value-type="string" calcext:value-type="string">
            <text:p><text:a xlink:href="https://en.wikipedia.org/wiki/Game_theory" xlink:type="simple">Game theor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office:value-type="string" calcext:value-type="string">
            <text:p><text:a xlink:href="https://en.wikipedia.org/wiki/Morton%27s_theorem" xlink:type="simple">Mort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screte_mathematics" xlink:type="simple">Discrete mathematics</text:a> - Other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table:style-name="ce133" office:value-type="string" calcext:value-type="string">
            <text:p><text:a xlink:href="https://en.wikipedia.org/wiki/Genetic_algorithm" xlink:type="simple">Genetic algorithm</text:a></text:p>
          </table:table-cell>
        </table:table-row>
      </table:table>
      <table:table table:name="Functional analysis Theorem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225" office:value-type="string" calcext:value-type="string" table:number-columns-spanned="2" table:number-rows-spanned="1">
            <text:p><text:a xlink:href="https://en.wikipedia.org/wiki/Functional_analysis" xlink:type="simple">Functional analysis</text:a></text:p>
          </table:table-cell>
          <table:covered-table-cell/>
        </table:table-row>
        <table:table-row table:style-name="ro1">
          <table:table-cell table:style-name="ce225" office:value-type="string" calcext:value-type="string">
            <text:p>A – L</text:p>
          </table:table-cell>
          <table:table-cell table:style-name="ce225" office:value-type="string" calcext:value-type="string">
            <text:p>M – V</text:p>
          </table:table-cell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office:value-type="string" calcext:value-type="string">
            <text:p><text:a xlink:href="https://en.wikipedia.org/wiki/Marcinkiewicz_theorem" xlink:type="simple">Marcinkiewic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office:value-type="string" calcext:value-type="string">
            <text:p><text:a xlink:href="https://en.wikipedia.org/wiki/Mercer%27s_theorem" xlink:type="simple">Merc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office:value-type="string" calcext:value-type="string">
            <text:p><text:a xlink:href="https://en.wikipedia.org/wiki/Min-max_theorem" xlink:type="simple">Min-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office:value-type="string" calcext:value-type="string">
            <text:p><text:a xlink:href="https://en.wikipedia.org/wiki/Minlos%27s_theorem" xlink:type="simple">Minlo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office:value-type="string" calcext:value-type="string">
            <text:p><text:a xlink:href="https://en.wikipedia.org/wiki/Peetre_theorem" xlink:type="simple">Peet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office:value-type="string" calcext:value-type="string">
            <text:p><text:a xlink:href="https://en.wikipedia.org/wiki/Riesz–Thorin_theorem" xlink:type="simple">Riesz–Thor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office:value-type="string" calcext:value-type="string">
            <text:p><text:a xlink:href="https://en.wikipedia.org/wiki/Sazonov%27s_theorem" xlink:type="simple">Sazo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office:value-type="string" calcext:value-type="string">
            <text:p><text:a xlink:href="https://en.wikipedia.org/wiki/Spectral_theorem" xlink:type="simple">Spectr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office:value-type="string" calcext:value-type="string">
            <text:p><text:a xlink:href="https://en.wikipedia.org/wiki/Trudinger%27s_theorem" xlink:type="simple">Trudi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/>
        </table:table-row>
        <table:table-row table:style-name="ro1">
          <table:table-cell table:style-name="ce7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/>
        </table:table-row>
        <table:table-row table:style-name="ro1">
          <table:table-cell table:style-name="ce227" office:value-type="string" calcext:value-type="string" table:number-columns-spanned="2" table:number-rows-spanned="1">
            <text:p><text:a xlink:href="https://en.wikipedia.org/wiki/Operator_theory" xlink:type="simple">Operator theory</text:a></text:p>
          </table:table-cell>
          <table:covered-table-cell/>
        </table:table-row>
        <table:table-row table:style-name="ro1">
          <table:table-cell table:style-name="ce227" office:value-type="string" calcext:value-type="string">
            <text:p>A – B</text:p>
          </table:table-cell>
          <table:table-cell table:style-name="ce227" office:value-type="string" calcext:value-type="string">
            <text:p>C – V</text:p>
          </table:table-cell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office:value-type="string" calcext:value-type="string">
            <text:p><text:a xlink:href="https://en.wikipedia.org/wiki/Von_Neumann%27s_theorem" xlink:type="simple">Von Neuman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/>
        </table:table-row>
        <table:table-row table:style-name="ro1">
          <table:table-cell table:style-name="ce114" office:value-type="string" calcext:value-type="string" table:number-columns-spanned="2" table:number-rows-spanned="1">
            <text:p><text:a xlink:href="https://en.wikipedia.org/wiki/Von_Neumann_algebra" xlink:type="simple">Von Neumann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Functional_analysis" xlink:type="simple">Function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table:style-name="ce167" office:value-type="string" calcext:value-type="string">
            <text:p><text:a xlink:href="https://en.wikipedia.org/wiki/Banach_algebra" xlink:type="simple">Banach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table:style-name="ce167" office:value-type="string" calcext:value-type="string">
            <text:p><text:a xlink:href="https://en.wikipedia.org/wiki/Banach_space" xlink:type="simple">Banach sp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table:style-name="ce167" office:value-type="string" calcext:value-type="string">
            <text:p><text:a xlink:href="https://en.wikipedia.org/wiki/Hardy_space" xlink:type="simple">Hardy spaces</text:a></text:p>
          </table:table-cell>
        </table:table-row>
      </table:table>
      <table:table table:name="Foundations Theorems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Category_theory" xlink:type="simple">Categor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/>
        </table:table-row>
        <table:table-row table:style-name="ro1">
          <table:table-cell table:style-name="ce230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230" office:value-type="string" calcext:value-type="string">
            <text:p>B – K</text:p>
          </table:table-cell>
          <table:table-cell table:style-name="ce230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  <table:table-row table:style-name="ro1">
          <table:table-cell table:style-name="ce230" office:value-type="string" calcext:value-type="string" table:number-columns-spanned="2" table:number-rows-spanned="1">
            <text:p><text:a xlink:href="https://en.wikipedia.org/wiki/Mathematical_logic" xlink:type="simple">Mathematical logic</text:a> - Other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table:style-name="ce176" office:value-type="string" calcext:value-type="string">
            <text:p><text:a xlink:href="https://en.wikipedia.org/wiki/Formal_language" xlink:type="simple">Formal languag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table:style-name="ce176" office:value-type="string" calcext:value-type="string">
            <text:p><text:a xlink:href="https://en.wikipedia.org/wiki/Formal_language" xlink:type="simple">Formal languag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table:style-name="ce176" office:value-type="string" calcext:value-type="string">
            <text:p><text:a xlink:href="https://en.wikipedia.org/wiki/Formal_language" xlink:type="simple">Formal language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office:value-type="string" calcext:value-type="string">
            <text:p><text:a xlink:href="https://en.wikipedia.org/wiki/Erdős–Rado_theorem" xlink:type="simple">Erdős–Rado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</table:table-row>
        <table:table-row table:style-name="ro1">
          <table:table-cell table:style-name="ce205" office:value-type="string" calcext:value-type="string" table:number-columns-spanned="2" table:number-rows-spanned="1">
            <text:p><text:a xlink:href="https://en.wikipedia.org/wiki/Model_theory" xlink:type="simple">Mode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office:value-type="string" calcext:value-type="string">
            <text:p><text:a xlink:href="https://en.wikipedia.org/wiki/Tennenbaum%27s_theorem" xlink:type="simple">Tennenbau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office:value-type="string" calcext:value-type="string">
            <text:p><text:a xlink:href="https://en.wikipedia.org/wiki/Wilkie%27s_theorem" xlink:type="simple">Wilk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/>
        </table:table-row>
      </table:table>
      <table:table table:name="Geometry Theorems" table:style-name="ta1">
        <table:table-column table:style-name="co20" table:default-cell-style-name="Default"/>
        <table:table-column table:style-name="co7" table:default-cell-style-name="Default"/>
        <table:table-row table:style-name="ro1">
          <table:table-cell table:style-name="ce234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234" office:value-type="string" calcext:value-type="string">
            <text:p>A – J</text:p>
          </table:table-cell>
          <table:table-cell table:style-name="ce234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122" office:value-type="string" calcext:value-type="string">
            <text:p><text:a xlink:href="https://en.wikipedia.org/wiki/Algebraic_geometry" xlink:type="simple">Algebraic geometry</text:a></text:p>
          </table:covered-table-cell>
        </table:table-row>
        <table:table-row table:style-name="ro1">
          <table:table-cell table:style-name="ce122" office:value-type="string" calcext:value-type="string">
            <text:p>A – H</text:p>
          </table:table-cell>
          <table:table-cell table:style-name="ce122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B – H</text:p>
          </table:table-cell>
          <table:table-cell table:style-name="ce65" office:value-type="string" calcext:value-type="string">
            <text:p>H – S</text:p>
          </table:table-cell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2"><text:a xlink:href="https://en.wikipedia.org/wiki/Differential_geometry" xlink:type="simple">Differential geometry</text:a></text:span><text:span text:style-name="T2"> - Other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table:style-name="ce137"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table:style-name="ce137"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table:style-name="ce137"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1"><text:a xlink:href="https://en.wikipedia.org/wiki/Riemannian_geometry" xlink:type="simple">Riemannian geometry</text:a>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office:value-type="string" calcext:value-type="string">
            <text:p><text:a xlink:href="https://en.wikipedia.org/wiki/Killing–Hopf_theorem" xlink:type="simple">Killing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office:value-type="string" calcext:value-type="string">
            <text:p><text:a xlink:href="https://en.wikipedia.org/wiki/Soul_theorem" xlink:type="simple">Sou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office:value-type="string" calcext:value-type="string">
            <text:p><text:a xlink:href="https://en.wikipedia.org/wiki/Sphere_theorem" xlink:type="simple">Sphe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office:value-type="string" calcext:value-type="string">
            <text:p><text:a xlink:href="https://en.wikipedia.org/wiki/Synge%27s_theorem" xlink:type="simple">Sy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office:value-type="string" calcext:value-type="string">
            <text:p><text:a xlink:href="https://en.wikipedia.org/wiki/Toponogov%27s_theorem" xlink:type="simple">Toponogov's theorem</text:a></text:p>
          </table:table-cell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2"><text:a xlink:href="https://en.wikipedia.org/wiki/Riemannian_geometry" xlink:type="simple">Riemannian geometry</text:a></text:span><text:span text:style-name="T2"> - Other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s</text:a></text:p>
          </table:table-cell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</table:table-row>
        <table:table-row table:style-name="ro1">
          <table:table-cell table:style-name="ce243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</table:table-row>
        <table:table-row table:style-name="ro1">
          <table:table-cell table:style-name="ce243" office:value-type="string" calcext:value-type="string">
            <text:p>A – I</text:p>
          </table:table-cell>
          <table:table-cell table:style-name="ce243" office:value-type="string" calcext:value-type="string">
            <text:p>I – V</text:p>
          </table:table-cell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1"><text:a xlink:href="https://en.wikipedia.org/wiki/Euclidean_plane_geometry" xlink:type="simple">Euclidean plane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office:value-type="string" calcext:value-type="string">
            <text:p><text:a xlink:href="https://en.wikipedia.org/wiki/Miquel%27s_theorem" xlink:type="simple">Miqu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ix_circles_theorem" xlink:type="simple">Six circl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Solid_geometry" xlink:type="simple">Euclidean Solid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/>
        </table:table-row>
        <table:table-row table:style-name="ro1">
          <table:table-cell table:style-name="ce124" office:value-type="string" calcext:value-type="string" table:number-columns-spanned="2" table:number-rows-spanned="1">
            <text:p><text:a xlink:href="https://en.wikipedia.org/wiki/Convex_analysis" xlink:type="simple">Conv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office:value-type="string" calcext:value-type="string">
            <text:p><text:a xlink:href="https://en.wikipedia.org/wiki/Moreau%27s_theorem" xlink:type="simple">Morea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/>
        </table:table-row>
        <table:table-row table:style-name="ro1">
          <table:table-cell table:style-name="ce125" office:value-type="string" calcext:value-type="string" table:number-columns-spanned="2" table:number-rows-spanned="1">
            <text:p><text:a xlink:href="https://en.wikipedia.org/wiki/Convex_geometry" xlink:type="simple">Convex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</table:table-row>
        <table:table-row table:style-name="ro1">
          <table:table-cell table:style-name="ce125" office:value-type="string" calcext:value-type="string" table:number-columns-spanned="2" table:number-rows-spanned="1">
            <text:p>Convex –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table:style-name="ce153" office:value-type="string" calcext:value-type="string">
            <text:p><text:a xlink:href="https://en.wikipedia.org/wiki/Convex_hull" xlink:type="simple">Convex hul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table:style-name="ce126" office:value-type="string" calcext:value-type="string" table:number-columns-spanned="2" table:number-rows-spanned="1">
            <text:p><text:span text:style-name="T1"><text:a xlink:href="https://en.wikipedia.org/wiki/Complex_manifold" xlink:type="simple">Complex manifold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equation" xlink:type="simple">Diophantine equ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Tijdeman%27s_theorem" xlink:type="simple">Tijdema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geometry" xlink:type="simple">Diophantin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/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Projective_geometry" xlink:type="simple">Projectiv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office:value-type="string" calcext:value-type="string">
            <text:p><text:a xlink:href="https://en.wikipedia.org/wiki/Intersection_theorem" xlink:type="simple">Interse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/>
        </table:table-row>
        <table:table-row table:style-name="ro1">
          <table:table-cell table:style-name="ce231" office:value-type="string" calcext:value-type="string" table:number-columns-spanned="2" table:number-rows-spanned="1">
            <text:p><text:a xlink:href="https://en.wikipedia.org/wiki/Geometry" xlink:type="simple">Geomet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table:style-name="ce232" office:value-type="string" calcext:value-type="string">
            <text:p><text:a xlink:href="https://en.wikipedia.org/wiki/Absolute_geometry" xlink:type="simple">Absolut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table:style-name="ce232"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table:style-name="ce232"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table:style-name="ce232" office:value-type="string" calcext:value-type="string">
            <text:p><text:a xlink:href="https://en.wikipedia.org/wiki/Algebraic_varieties" xlink:type="simple">Algebraic varie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table:style-name="ce232" office:value-type="string" calcext:value-type="string">
            <text:p><text:a xlink:href="https://en.wikipedia.org/wiki/Complex_geometry" xlink:type="simple">Compl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table:style-name="ce232"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table:style-name="ce232"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table:style-name="ce232"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</table:table-row>
      </table:table>
      <table:table table:name="Number Theorems" table:style-name="ta1">
        <table:table-column table:style-name="co21" table:default-cell-style-name="Default"/>
        <table:table-column table:style-name="co20" table:default-cell-style-name="Default"/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15 – E</text:p>
          </table:table-cell>
          <table:table-cell table:style-name="ce99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H – P</text:p>
          </table:table-cell>
          <table:table-cell table:style-name="ce99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99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table:style-name="ce169"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table:style-name="ce169"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table:style-name="ce169" office:value-type="string" calcext:value-type="string">
            <text:p><text:a xlink:href="https://en.wikipedia.org/wiki/Arithmetic_combinatorics" xlink:type="simple">Arithmetic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table:style-name="ce169" office:value-type="string" calcext:value-type="string">
            <text:p><text:a xlink:href="https://en.wikipedia.org/wiki/Fibonacci_number" xlink:type="simple">Fibonacci numbers</text:a></text:p>
          </table:table-cell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85" office:value-type="string" calcext:value-type="string">
            <text:p>A – G</text:p>
          </table:table-cell>
          <table:table-cell table:style-name="ce85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/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Algebraic_number_theory" xlink:type="simple">Algebraic number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table:style-name="ce138"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table:style-name="ce138"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table:style-name="ce138" office:value-type="string" calcext:value-type="string">
            <text:p><text:a xlink:href="https://en.wikipedia.org/wiki/Elliptic_curve" xlink:type="simple">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table:style-name="ce138" office:value-type="string" calcext:value-type="string">
            <text:p><text:span text:style-name="T1"><text:a xlink:href="https://en.wikipedia.org/wiki/Elliptic_curve" xlink:type="simple">Elliptic curves</text:a></text:span></text:p>
          </table:table-cell>
        </table:table-row>
        <table:table-row table:style-name="ro1">
          <table:table-cell table:style-name="ce252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252" office:value-type="string" calcext:value-type="string">
            <text:p>B – J</text:p>
          </table:table-cell>
          <table:table-cell table:style-name="ce252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  <table:table-row table:style-name="ro1">
          <table:table-cell table:style-name="ce91" office:value-type="string" calcext:value-type="string" table:number-columns-spanned="2" table:number-rows-spanned="1">
            <text:p><text:a xlink:href="https://en.wikipedia.org/wiki/Transcendental_number_theory" xlink:type="simple">Transcendental 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/>
        </table:table-row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Diophantine_approximation" xlink:type="simple">Diophantine approxim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office:value-type="string" calcext:value-type="string">
            <text:p><text:a xlink:href="https://en.wikipedia.org/wiki/Subspace_theorem" xlink:type="simple">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Geometry_of_numbers" xlink:type="simple">Geometry of number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office:value-type="string" calcext:value-type="string">
            <text:p><text:a xlink:href="https://en.wikipedia.org/wiki/Minkowski%27s_theorem" xlink:type="simple">Minkowski's theorem</text:a></text:p>
          </table:table-cell>
        </table:table-row>
        <table:table-row table:style-name="ro1">
          <table:table-cell table:style-name="ce240" office:value-type="string" calcext:value-type="string" table:number-columns-spanned="2" table:number-rows-spanned="1">
            <text:p><text:a xlink:href="https://en.wikipedia.org/wiki/Prime_number" xlink:type="simple">Prime Number</text:a> - Classes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table:style-name="ce241" office:value-type="string" calcext:value-type="string">
            <text:p><text:a xlink:href="https://en.wikipedia.org/wiki/Amicable_number" xlink:type="simple">Amicable numbers</text:a></text:p>
          </table:table-cell>
        </table:table-row>
      </table:table>
      <table:table table:name="Physics Theorems" table:style-name="ta1">
        <table:table-column table:style-name="co22" table:default-cell-style-name="Default"/>
        <table:table-column table:style-name="co16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K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table:style-name="ce137"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table:style-name="ce137"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table:style-name="ce137" office:value-type="string" calcext:value-type="string">
            <text:p><text:a xlink:href="https://en.wikipedia.org/wiki/Clebsch–Gordan_coefficients" xlink:type="simple">Clebsch–Gordan coeffici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table:style-name="ce137" office:value-type="string" calcext:value-type="string">
            <text:p><text:a xlink:href="https://en.wikipedia.org/wiki/Density_functional_theory" xlink:type="simple">Density function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table:style-name="ce137" office:value-type="string" calcext:value-type="string">
            <text:p><text:a xlink:href="https://en.wikipedia.org/wiki/Dimensional_analysis" xlink:type="simple">Dimension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table:style-name="ce137"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table:style-name="ce137" office:value-type="string" calcext:value-type="string">
            <text:p><text:a xlink:href="https://en.wikipedia.org/wiki/Fluid_dynamics" xlink:type="simple">Fluid dynamic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table:style-name="ce137" office:value-type="string" calcext:value-type="string">
            <text:p><text:a xlink:href="https://en.wikipedia.org/wiki/Hamiltonian_mechanics" xlink:type="simple">Hamiltonian mechanics</text:a></text:p>
          </table:table-cell>
        </table:table-row>
      </table:table>
      <table:table table:name="Topology Theorems" table:style-name="ta1"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257" office:value-type="string" calcext:value-type="string" table:number-columns-spanned="2" table:number-rows-spanned="1">
            <text:p><text:span text:style-name="T1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table:style-name="ce257" office:value-type="string" calcext:value-type="string">
            <text:p>B – J</text:p>
          </table:table-cell>
          <table:table-cell table:style-name="ce257" office:value-type="string" calcext:value-type="string">
            <text:p>L – T</text:p>
          </table:table-cell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office:value-type="string" calcext:value-type="string">
            <text:p><text:a xlink:href="https://en.wikipedia.org/wiki/Parovicenko%27s_theorem" xlink:type="simple">Parovicenk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office:value-type="string" calcext:value-type="string">
            <text:p><text:a xlink:href="https://en.wikipedia.org/wiki/Stone–Tukey_theorem" xlink:type="simple">Stone–Tuke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</table:table-row>
        <table:table-row table:style-name="ro1">
          <table:table-cell table:style-name="ce258" office:value-type="string" calcext:value-type="string" table:number-columns-spanned="2" table:number-rows-spanned="1">
            <text:p><text:span text:style-name="T1"><text:a xlink:href="https://en.wikipedia.org/wiki/Algebraic_topology" xlink:type="simple">Algebraic topology</text:a></text:span></text:p>
          </table:table-cell>
          <table:covered-table-cell/>
        </table:table-row>
        <table:table-row table:style-name="ro1">
          <table:table-cell table:style-name="ce258" office:value-type="string" calcext:value-type="string">
            <text:p>A – L</text:p>
          </table:table-cell>
          <table:table-cell table:style-name="ce258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office:value-type="string" calcext:value-type="string">
            <text:p><text:a xlink:href="https://en.wikipedia.org/wiki/Leray–Hirsch_theorem" xlink:type="simple">Leray–Hirs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office:value-type="string" calcext:value-type="string">
            <text:p><text:a xlink:href="https://en.wikipedia.org/wiki/Regular_homotopy" xlink:type="simple">Whitney–Graustei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covered-table-cell table:style-name="ce73"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/>
        </table:table-row>
        <table:table-row table:style-name="ro1">
          <table:table-cell table:style-name="ce94" office:value-type="string" calcext:value-type="string" table:number-columns-spanned="2" table:number-rows-spanned="1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/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Differential_topology" xlink:type="simple">Differential topology</text:a></text:p>
          </table:table-cell>
          <table:covered-table-cell/>
        </table:table-row>
        <table:table-row table:style-name="ro1">
          <table:table-cell table:style-name="ce67" office:value-type="string" calcext:value-type="string">
            <text:p>A – H</text:p>
          </table:table-cell>
          <table:table-cell table:style-name="ce67" office:value-type="string" calcext:value-type="string">
            <text:p>P – W</text:p>
          </table:table-cell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office:value-type="string" calcext:value-type="string">
            <text:p><text:a xlink:href="https://en.wikipedia.org/wiki/Preimage_theorem" xlink:type="simple">Preima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General_topology" xlink:type="simple">General Topology</text:a></text:p>
          </table:table-cell>
          <table:covered-table-cell/>
        </table:table-row>
        <table:table-row table:style-name="ro1">
          <table:table-cell table:style-name="ce92" office:value-type="string" calcext:value-type="string">
            <text:p>B – N</text:p>
          </table:table-cell>
          <table:table-cell table:style-name="ce9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Tychonoff%27s_theorem" xlink:type="simple">Tychonoff's theorem</text:a></text:p>
          </table:table-cell>
        </table:table-row>
        <table:table-row table:style-name="ro1">
          <table:table-cell table:style-name="ce260" office:value-type="string" calcext:value-type="string" table:number-columns-spanned="2" table:number-rows-spanned="1">
            <text:p><text:a xlink:href="https://en.wikipedia.org/wiki/Geometric_topology" xlink:type="simple">Geometric topology</text:a></text:p>
          </table:table-cell>
          <table:covered-table-cell/>
        </table:table-row>
        <table:table-row table:style-name="ro1">
          <table:table-cell table:style-name="ce260" office:value-type="string" calcext:value-type="string">
            <text:p>B – L</text:p>
          </table:table-cell>
          <table:table-cell table:style-name="ce260" office:value-type="string" calcext:value-type="string">
            <text:p>N – W</text:p>
          </table:table-cell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office:value-type="string" calcext:value-type="string">
            <text:p><text:a xlink:href="https://en.wikipedia.org/wiki/Rokhlin%27s_theorem" xlink:type="simple">Rokhl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office:value-type="string" calcext:value-type="string">
            <text:p><text:a xlink:href="https://en.wikipedia.org/wiki/Heegaard_splitting" xlink:type="simple">Waldhausen's theorem</text:a></text:p>
          </table:table-cell>
        </table:table-row>
        <table:table-row table:style-name="ro1">
          <table:table-cell table:style-name="ce260" office:value-type="string" calcext:value-type="string" table:number-columns-spanned="2" table:number-rows-spanned="1">
            <text:p><text:span text:style-name="T2"><text:a xlink:href="https://en.wikipedia.org/wiki/Geometric_topology" xlink:type="simple">Geometric topology</text:a></text:span><text:span text:style-name="T2"> - </text:span><text:span text:style-name="T2"><text:a xlink:href="https://en.wikipedia.org/wiki/3-manifold" xlink:type="simple">3-manifolds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Tameness_conjecture" xlink:type="simple">Tame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/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Symplectic_topology" xlink:type="simple">Symplectic topology</text:a></text:p>
          </table:table-cell>
          <table:covered-table-cell table:style-name="ce170" office:value-type="string" calcext:value-type="string">
            <text:p><text:a xlink:href="https://en.wikipedia.org/wiki/Symplectic_topology" xlink:type="simple">Symplect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office:value-type="string" calcext:value-type="string">
            <text:p><text:a xlink:href="https://en.wikipedia.org/wiki/Lee_Hwa_Chung_theorem" xlink:type="simple">Lee Hwa Chung theorem</text:a></text:p>
          </table:table-cell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Homology_theory" xlink:type="simple">Homolog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office:value-type="string" calcext:value-type="string">
            <text:p><text:a xlink:href="https://en.wikipedia.org/wiki/Whitehead_theorem" xlink:type="simple">Whitehead theorem</text:a></text:p>
          </table:table-cell>
        </table:table-row>
        <table:table-row table:style-name="ro1">
          <table:table-cell table:style-name="ce131" office:value-type="string" calcext:value-type="string" table:number-columns-spanned="2" table:number-rows-spanned="1">
            <text:p><text:span text:style-name="T2"><text:a xlink:href="https://en.wikipedia.org/wiki/Topology" xlink:type="simple">Topology</text:a></text:span><text:span text:style-name="T2"> - Other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table:style-name="ce198" office:value-type="string" calcext:value-type="string">
            <text:p><text:a xlink:href="https://en.wikipedia.org/wiki/Topological_space" xlink:type="simple">Topological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table:style-name="ce198"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table:style-name="ce198"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table:style-name="ce198" office:value-type="string" calcext:value-type="string">
            <text:p><text:a xlink:href="https://en.wikipedia.org/wiki/Continuum_theory" xlink:type="simple">Continuum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table:style-name="ce198" office:value-type="string" calcext:value-type="string">
            <text:p><text:a xlink:href="https://en.wikipedia.org/wiki/Curve" xlink:type="simple">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table:style-name="ce198" office:value-type="string" calcext:value-type="string">
            <text:p><text:a xlink:href="https://en.wikipedia.org/wiki/Differential_manifold" xlink:type="simple">Differential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table:style-name="ce198"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table:style-name="ce198"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table:style-name="ce198" office:value-type="string" calcext:value-type="string">
            <text:p><text:a xlink:href="https://en.wikipedia.org/wiki/Dimension_theory" xlink:type="simple">Dimension theory</text:a></text:p>
          </table:table-cell>
        </table:table-row>
      </table:table>
      <table:table table:name="Computer science Theorem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Computer_science" xlink:type="simple">Computer scien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office:value-type="string" calcext:value-type="string">
            <text:p><text:a xlink:href="https://en.wikipedia.org/wiki/Ugly_duckling_theorem" xlink:type="simple">Ugly duckling theorem</text:a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span text:style-name="T1"><text:a xlink:href="https://en.wikipedia.org/wiki/Theoretical_computer_science" xlink:type="simple">Theoretical computer science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/>
        </table:table-row>
        <table:table-row table:style-name="ro1">
          <table:table-cell table:style-name="ce104" office:value-type="string" calcext:value-type="string" table:number-columns-spanned="2" table:number-rows-spanned="1">
            <text:p><text:a xlink:href="https://en.wikipedia.org/wiki/Computational_complexity_theory" xlink:type="simple">Computational complexity theory</text:a>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office:value-type="string" calcext:value-type="string">
            <text:p><text:a xlink:href="https://en.wikipedia.org/wiki/Savitch%27s_theorem" xlink:type="simple">Savit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office:value-type="string" calcext:value-type="string">
            <text:p><text:a xlink:href="https://en.wikipedia.org/wiki/Linear_speedup_theorem" xlink:type="simple">Speed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office:value-type="string" calcext:value-type="string">
            <text:p><text:a xlink:href="https://en.wikipedia.org/wiki/Time_hierarchy_theorem" xlink:type="simple">Tim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office:value-type="string" calcext:value-type="string">
            <text:p><text:a xlink:href="https://en.wikipedia.org/wiki/Toda%27s_theorem" xlink:type="simple">Tod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/>
        </table:table-row>
        <table:table-row table:style-name="ro1">
          <table:table-cell table:style-name="ce236" office:value-type="string" calcext:value-type="string" table:number-columns-spanned="2" table:number-rows-spanned="1">
            <text:p><text:span text:style-name="T1"><text:a xlink:href="https://en.wikipedia.org/wiki/Recursion_theory" xlink:type="simple">Recursion theor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a xlink:href="https://en.wikipedia.org/wiki/Smn_theorem" xlink:type="simple">Sm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Information theory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Computational_mathematics" xlink:type="simple">Computational mathematics</text:a> - Other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span text:style-name="T1"><text:a xlink:href="https://en.wikipedia.org/wiki/Coding_theory" xlink:type="simple">Coding theory</text:a></text:span></text:p>
          </table:table-cell>
        </table:table-row>
      </table:table>
      <table:table table:name="Other Theorem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237" office:value-type="string" calcext:value-type="string" table:number-columns-spanned="2" table:number-rows-spanned="1">
            <text:p><text:a xlink:href="https://en.wikipedia.org/wiki/Dynamical_system" xlink:type="simple">Dynamical syste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office:value-type="string" calcext:value-type="string">
            <text:p><text:a xlink:href="https://en.wikipedia.org/wiki/Liénard%27s_theorem" xlink:type="simple">Lién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office:value-type="string" calcext:value-type="string">
            <text:p><text:a xlink:href="https://en.wikipedia.org/wiki/Peixoto%27s_theorem" xlink:type="simple">Peixot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office:value-type="string" calcext:value-type="string">
            <text:p><text:a xlink:href="https://en.wikipedia.org/wiki/Sarkovskii%27s_theorem" xlink:type="simple">Sark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office:value-type="string" calcext:value-type="string">
            <text:p><text:a xlink:href="https://en.wikipedia.org/wiki/Takens%27s_theorem" xlink:type="simple">Taken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/>
        </table:table-row>
        <table:table-row table:style-name="ro1">
          <table:table-cell table:style-name="ce237" office:value-type="string" calcext:value-type="string" table:number-columns-spanned="2" table:number-rows-spanned="1">
            <text:p><text:a xlink:href="https://en.wikipedia.org/wiki/Dynamical_system" xlink:type="simple">Dynamical system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table:style-name="ce156" office:value-type="string" calcext:value-type="string">
            <text:p><text:a xlink:href="https://en.wikipedia.org/wiki/Cellular_automata" xlink:type="simple">Cellular automata</text:a></text:p>
          </table:table-cell>
        </table:table-row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Ergodic_theory" xlink:type="simple">Ergodic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office:value-type="string" calcext:value-type="string">
            <text:p><text:a xlink:href="https://en.wikipedia.org/wiki/Ornstein_theorem" xlink:type="simple">Orn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office:value-type="string" calcext:value-type="string">
            <text:p><text:a xlink:href="https://en.wikipedia.org/wiki/Ratner%27s_theorems" xlink:type="simple">Ratner's theorems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Quantum_computation" xlink:type="simple">Quantum comput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No-cloning_theorem" xlink:type="simple">No cloning theorem</text:a></text:p>
          </table:table-cell>
        </table:table-row>
        <table:table-row table:style-name="ro1">
          <table:table-cell table:style-name="ce238" office:value-type="string" calcext:value-type="string" table:number-columns-spanned="2" table:number-rows-spanned="1">
            <text:p><text:a xlink:href="https://en.wikipedia.org/wiki/Quantum_field_theory" xlink:type="simple">Quantum field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office:value-type="string" calcext:value-type="string">
            <text:p><text:a xlink:href="https://en.wikipedia.org/wiki/Haag%27s_theorem" xlink:type="simple">Haa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</table:table-row>
        <table:table-row table:style-name="ro1">
          <table:table-cell table:style-name="ce238" office:value-type="string" calcext:value-type="string" table:number-columns-spanned="2" table:number-rows-spanned="1">
            <text:p><text:a xlink:href="https://en.wikipedia.org/wiki/Quantum_field_theory" xlink:type="simple">Quantum field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</table:table-row>
        <table:table-row table:style-name="ro1">
          <table:table-cell table:style-name="ce239" office:value-type="string" calcext:value-type="string" table:number-columns-spanned="2" table:number-rows-spanned="1">
            <text:p><text:a xlink:href="https://en.wikipedia.org/wiki/Queueing_theory" xlink:type="simple">Queue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/>
        </table:table-row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Thermodynamics" xlink:type="simple">Thermodynam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H-theorem" xlink:type="simple">H-theorem</text:a></text:p>
          </table:table-cell>
        </table:table-row>
        <table:table-row table:style-name="ro1">
          <table:table-cell table:style-name="ce264" office:value-type="string" calcext:value-type="string" table:number-columns-spanned="2" table:number-rows-spanned="1">
            <text:p><text:a xlink:href="https://en.wikipedia.org/wiki/Electromagnetism" xlink:type="simple">Electromagnetism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table:style-name="ce190" office:value-type="string" calcext:value-type="string">
            <text:p><text:a xlink:href="https://en.wikipedia.org/wiki/Electrical_network" xlink:type="simple">Electrical networ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table:style-name="ce190" office:value-type="string" calcext:value-type="string">
            <text:p><text:a xlink:href="https://en.wikipedia.org/wiki/Electrical_network" xlink:type="simple">Electrical networ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table:style-name="ce190" office:value-type="string" calcext:value-type="string">
            <text:p><text:a xlink:href="https://en.wikipedia.org/wiki/Electrical_network" xlink:type="simple">Electrical networ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table:style-name="ce190" office:value-type="string" calcext:value-type="string">
            <text:p><text:a xlink:href="https://en.wikipedia.org/wiki/Electrostatics" xlink:type="simple">Electrostatics</text:a></text:p>
          </table:table-cell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B77">
          <table:sort>
            <table:sort-by table:field-number="1" table:data-type="automatic"/>
          </table:sort>
        </table:database-range>
        <table:database-range table:name="__Anonymous_Sheet_DB__10" table:target-range-address="'Number Theorems'.A3:'Number Theorems'.D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5:41:59.1286009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7T16:26:11.077707029</dc:date>
    <meta:editing-duration>PT10H41M38S</meta:editing-duration>
    <meta:editing-cycles>145</meta:editing-cycles>
    <meta:generator>LibreOffice/7.2.1.2$Linux_X86_64 LibreOffice_project/20$Build-2</meta:generator>
    <meta:document-statistic meta:table-count="15" meta:cell-count="3845" meta:object-count="0"/>
  </office:meta>
</office:document-meta>
</file>